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3B0813ED2F540E1A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3B0813ED2F540E1A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the Good Shepherd</text:span></text:p>
            <text:p text:style-name="P3"><text:span text:style-name="T2">(John 10:1-2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41:03.586000000</dc:date>
    <meta:editing-duration>PT2H26M31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